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8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90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2.406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90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1cm" draw:marker-start="Extrémités_20_de_20_flèche_20_2" draw:marker-start-width="0.45cm" draw:marker-end="Extrémités_20_de_20_flèche_20_3" draw:marker-end-width="0.45cm" svg:stroke-linecap="roun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1cm" svg:y="9.4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25cm" svg:height="2.5cm" svg:x="2.25cm" svg:y="2.1cm">
          <text:p text:style-name="P1">rh98</text:p>
          <text:p text:style-name="P1">(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55cm" svg:y="9.3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75cm" svg:y="2.1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75cm" svg:y1="9.4cm" svg:x2="8cm" svg:y2="8.25cm">
          <text:p/>
        </draw:line>
        <draw:line draw:style-name="gr4" draw:text-style-name="P3" draw:layer="layout" svg:x1="7cm" svg:y1="10.8cm" svg:x2="13.5cm" svg:y2="10.75cm">
          <text:p/>
        </draw:line>
        <draw:line draw:style-name="gr4" draw:text-style-name="P3" draw:layer="layout" svg:x1="13.525cm" svg:y1="9.425cm" svg:x2="12.5cm" svg:y2="8.25cm">
          <text:p/>
        </draw:line>
        <draw:line draw:style-name="gr4" draw:text-style-name="P3" draw:layer="layout" svg:x1="13.65cm" svg:y1="3.4cm" svg:x2="5.65cm" svg:y2="3.4cm">
          <text:p/>
        </draw:line>
        <draw:line draw:style-name="gr4" draw:text-style-name="P3" draw:layer="layout" svg:x1="16.5cm" svg:y1="4.7cm" svg:x2="16.5cm" svg:y2="9.25cm">
          <text:p/>
        </draw:line>
        <draw:line draw:style-name="gr4" draw:text-style-name="P3" draw:layer="layout" svg:x1="3.85cm" svg:y1="9.25cm" svg:x2="3.85cm" svg:y2="4.75cm">
          <text:p/>
        </draw:line>
        <draw:line draw:style-name="gr4" draw:text-style-name="P3" draw:layer="layout" svg:x1="12.5cm" svg:y1="5.75cm" svg:x2="13.75cm" svg:y2="4.6cm">
          <text:p/>
        </draw:line>
      </draw:page>
      <draw:page draw:name="page2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6" draw:text-style-name="P1" draw:layer="layout" svg:x1="13.25cm" svg:y1="3.45cm" svg:x2="10cm" svg:y2="3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7:09:40.468408031</meta:creation-date>
    <meta:generator>LibreOffice/7.3.7.2$Linux_X86_64 LibreOffice_project/30$Build-2</meta:generator>
    <dc:date>2024-05-13T17:34:26.823916140</dc:date>
    <meta:editing-duration>PT2M36S</meta:editing-duration>
    <meta:editing-cycles>2</meta:editing-cycles>
    <meta:document-statistic meta:object-count="24"/>
  </office:meta>
</office:document-meta>
</file>